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NewWizard.performFinis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vyNewWizard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.doFinish( final IFile file , String org , String module , String status , final IProgressMonitor moni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vyNewWizard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ewWizar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ewWizard.run(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ewWizard.openConten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.throwC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ewWizard.IvyNewWiz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